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25800000085BD560378E3D56897.jpg" manifest:media-type="image/jpeg"/>
  <manifest:file-entry manifest:full-path="Pictures/10000000000002580000021DF5891D6D10E4FF5E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6.354cm" fo:min-width="6.739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6.739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-color="#000000" draw:textarea-horizontal-align="justify" draw:textarea-vertical-align="middle" draw:auto-grow-height="false" fo:min-height="0.703cm" fo:min-width="0.945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7.239cm" svg:height="6.604cm" svg:x="1.889cm" svg:y="4.42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239cm" svg:height="1.905cm" svg:x="12.049cm" svg:y="6.715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7.051cm" svg:height="6.357cm" svg:x="1.95cm" svg:y="4.582cm">
          <draw:image xlink:href="Pictures/10000000000002580000021DF5891D6D10E4FF5E.jpg" xlink:type="simple" xlink:show="embed" xlink:actuate="onLoad">
            <text:p/>
          </draw:image>
        </draw:frame>
        <draw:frame draw:style-name="gr3" draw:text-style-name="P2" draw:layer="layout" svg:width="6.985cm" svg:height="1.548cm" svg:x="12.176cm" svg:y="6.969cm">
          <draw:image xlink:href="Pictures/100000000000025800000085BD560378E3D56897.jpg" xlink:type="simple" xlink:show="embed" xlink:actuate="onLoad">
            <text:p/>
          </draw:image>
        </draw:frame>
        <draw:custom-shape draw:style-name="gr4" draw:text-style-name="P3" draw:layer="layout" svg:width="1.651cm" svg:height="1.905cm" svg:x="9.89cm" svg:y="6.715cm">
          <text:p/>
          <draw:enhanced-geometry svg:viewBox="0 0 21600 21600" draw:text-areas="0 ?f0 ?f5 ?f2" draw:type="right-arrow" draw:modifiers="10185.4721549637 5281.00734522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07T10:06:24.952637000</meta:creation-date>
    <dc:date>2016-03-07T10:11:38.982665000</dc:date>
    <meta:editing-duration>PT3M14S</meta:editing-duration>
    <meta:editing-cycles>2</meta:editing-cycles>
    <meta:generator>LibreOffice/5.1.0.3$MacOSX_X86_64 LibreOffice_project/5e3e00a007d9b3b6efb6797a8b8e57b51ab1f737</meta:generator>
    <meta:document-statistic meta:object-count="5"/>
  </office:meta>
</office:document-meta>
</file>